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 fo:border="0.002cm solid #000000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09-14_14-51-37_000.jpg</text:p>
          </table:table-cell>
          <table:table-cell table:style-name="ce19" office:value-type="string">
            <text:p>:m 東和 PHOTO / 200915tu / 田原町駅 / 元浅草４丁目プロジェクト / １名 / ホクシン設備（田名部組） / 資料</text:p>
          </table:table-cell>
          <table:table-cell table:style-name="ce4"/>
          <table:table-cell table:style-name="ce4"/>
          <table:table-cell table:style-name="ce4" office:value-type="string">
            <text:p>N-35-35-28.559875 E-139-34-48.995361</text:p>
          </table:table-cell>
          <table:table-cell table:style-name="ce39" table:formula="of:=IF([.E2]=&quot;&quot;;[.C2];CONCATENATE([.C2];&quot; / &quot;;[.E2]))" office:value-type="string" office:string-value=":m 東和 PHOTO / 200915tu / 田原町駅 / 元浅草４丁目プロジェクト / １名 / ホクシン設備（田名部組） / 資料">
            <text:p>:m 東和 PHOTO / 200915tu / 田原町駅 / 元浅草４丁目プロジェクト / １名 / ホクシン設備（田名部組） / 資料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09-14_14-52-25_000.jpg</text:p>
          </table:table-cell>
          <table:table-cell table:style-name="ce19" office:value-type="string">
            <text:p>:m 東和 PHOTO / 200915tu / 田原町駅 / 元浅草４丁目プロジェクト / １名 / ホクシン設備（田名部組） / 資料</text:p>
          </table:table-cell>
          <table:table-cell table:style-name="ce4"/>
          <table:table-cell table:style-name="ce4"/>
          <table:table-cell table:style-name="ce4" office:value-type="string">
            <text:p>N-35-35-28.62854 E-139-34-49.160156</text:p>
          </table:table-cell>
          <table:table-cell table:style-name="ce39" table:formula="of:=IF([.E3]=&quot;&quot;;[.C3];CONCATENATE([.C3];&quot; / &quot;;[.E3]))" office:value-type="string" office:string-value=":m 東和 PHOTO / 200915tu / 田原町駅 / 元浅草４丁目プロジェクト / １名 / ホクシン設備（田名部組） / 資料">
            <text:p>:m 東和 PHOTO / 200915tu / 田原町駅 / 元浅草４丁目プロジェクト / １名 / ホクシン設備（田名部組） / 資料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09-14_14-53-16_000.jpg</text:p>
          </table:table-cell>
          <table:table-cell table:style-name="ce19" office:value-type="string">
            <text:p>:m 東和 PHOTO / 200915tu / 田原町駅 / 元浅草４丁目プロジェクト / １名 / ホクシン設備（田名部組） / 資料</text:p>
          </table:table-cell>
          <table:table-cell table:style-name="ce38"/>
          <table:table-cell table:style-name="ce4"/>
          <table:table-cell table:style-name="ce4" office:value-type="string">
            <text:p>N-35-35-28.546142 E-139-34-48.885498</text:p>
          </table:table-cell>
          <table:table-cell table:style-name="ce39" table:formula="of:=IF([.E4]=&quot;&quot;;[.C4];CONCATENATE([.C4];&quot; / &quot;;[.E4]))" office:value-type="string" office:string-value=":m 東和 PHOTO / 200915tu / 田原町駅 / 元浅草４丁目プロジェクト / １名 / ホクシン設備（田名部組） / 資料">
            <text:p>:m 東和 PHOTO / 200915tu / 田原町駅 / 元浅草４丁目プロジェクト / １名 / ホクシン設備（田名部組） / 資料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9-14_15-42-50_000.jpg</text:p>
          </table:table-cell>
          <table:table-cell table:style-name="ce19" office:value-type="string">
            <text:p>:m 東和 PHOTO / 200915tu / 田原町駅 / 元浅草４丁目プロジェクト / １名 / ホクシン設備（田名部組） / 資料</text:p>
          </table:table-cell>
          <table:table-cell table:style-name="ce17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9" table:formula="of:=IF([.E5]=&quot;&quot;;[.C5];CONCATENATE([.C5];&quot; / &quot;;[.E5]))" office:value-type="string" office:string-value=":m 東和 PHOTO / 200915tu / 田原町駅 / 元浅草４丁目プロジェクト / １名 / ホクシン設備（田名部組） / 資料">
            <text:p>:m 東和 PHOTO / 200915tu / 田原町駅 / 元浅草４丁目プロジェクト / １名 / ホクシン設備（田名部組） / 資料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9-14_15-46-44_000.jpg</text:p>
          </table:table-cell>
          <table:table-cell table:style-name="ce19" office:value-type="string">
            <text:p>:m 東和 PHOTO / 200915tu / 田原町駅 / 元浅草４丁目プロジェクト / １名 / ホクシン設備（田名部組） / 資料</text:p>
          </table:table-cell>
          <table:table-cell table:style-name="ce18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9" table:formula="of:=IF([.E6]=&quot;&quot;;[.C6];CONCATENATE([.C6];&quot; / &quot;;[.E6]))" office:value-type="string" office:string-value=":m 東和 PHOTO / 200915tu / 田原町駅 / 元浅草４丁目プロジェクト / １名 / ホクシン設備（田名部組） / 資料">
            <text:p>:m 東和 PHOTO / 200915tu / 田原町駅 / 元浅草４丁目プロジェクト / １名 / ホクシン設備（田名部組） / 資料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9-14_16-14-31_000.jpg</text:p>
          </table:table-cell>
          <table:table-cell table:style-name="ce22" office:value-type="string">
            <text:p>:m 東和 PHOTO / 200911f / 大師橋駅 / 須山美佳様共同住宅 / １名 / アットライフ（大東建託） / 日誌</text:p>
          </table:table-cell>
          <table:table-cell table:style-name="ce19"/>
          <table:table-cell table:style-name="ce4"/>
          <table:table-cell table:style-name="ce4" office:value-type="string">
            <text:p>N-35-35-28.49121 E-139-34-49.544677</text:p>
          </table:table-cell>
          <table:table-cell table:style-name="ce39" table:formula="of:=IF([.E7]=&quot;&quot;;[.C7];CONCATENATE([.C7];&quot; / &quot;;[.E7]))" office:value-type="string" office:string-value=":m 東和 PHOTO / 200911f / 大師橋駅 / 須山美佳様共同住宅 / １名 / アットライフ（大東建託） / 日誌">
            <text:p>:m 東和 PHOTO / 200911f / 大師橋駅 / 須山美佳様共同住宅 / １名 / アットライフ（大東建託） / 日誌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9-14_16-15-59_000.jpg</text:p>
          </table:table-cell>
          <table:table-cell table:style-name="ce22" office:value-type="string">
            <text:p>:PHOTO 記録 / @自室 / 状態 / 充電器：空調服用 / 充電開始</text:p>
          </table:table-cell>
          <table:table-cell table:style-name="ce17"/>
          <table:table-cell table:style-name="ce4"/>
          <table:table-cell table:style-name="ce4" office:value-type="string">
            <text:p>N-35-35-28.49121 E-139-34-49.489746</text:p>
          </table:table-cell>
          <table:table-cell table:style-name="ce39" table:formula="of:=IF([.E8]=&quot;&quot;;[.C8];CONCATENATE([.C8];&quot; / &quot;;[.E8]))" office:value-type="string" office:string-value=":PHOTO 記録 / @自室 / 状態 / 充電器：空調服用 / 充電開始">
            <text:p>:PHOTO 記録 / @自室 / 状態 / 充電器：空調服用 / 充電開始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9-14_17-05-56_000.jpg</text:p>
          </table:table-cell>
          <table:table-cell table:style-name="ce22" office:value-type="string">
            <text:p>:PHOTO 記録 / @自室 / 電池交換 / トイレ用：照明</text:p>
          </table:table-cell>
          <table:table-cell table:style-name="ce18"/>
          <table:table-cell table:style-name="ce4"/>
          <table:table-cell table:style-name="ce4" office:value-type="string">
            <text:p>N-35-35-28.559875 E-139-34-49.379882</text:p>
          </table:table-cell>
          <table:table-cell table:style-name="ce39" table:formula="of:=IF([.E9]=&quot;&quot;;[.C9];CONCATENATE([.C9];&quot; / &quot;;[.E9]))" office:value-type="string" office:string-value=":PHOTO 記録 / @自室 / 電池交換 / トイレ用：照明">
            <text:p>:PHOTO 記録 / @自室 / 電池交換 / トイレ用：照明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9-14_17-07-35_000.jpg</text:p>
          </table:table-cell>
          <table:table-cell table:style-name="ce22" office:value-type="string">
            <text:p>-*</text:p>
          </table:table-cell>
          <table:table-cell table:style-name="ce18"/>
          <table:table-cell table:style-name="ce4"/>
          <table:table-cell table:style-name="ce4" office:value-type="string">
            <text:p>N-35-35-28.614807 E-139-34-49.160156</text:p>
          </table:table-cell>
          <table:table-cell table:style-name="ce39" table:formula="of:=IF([.E10]=&quot;&quot;;[.C10];CONCATENATE([.C10];&quot; / &quot;;[.E10]))" office:value-type="string" office:string-value="-*">
            <text:p>-*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09-14_17-25-50_000.jpg</text:p>
          </table:table-cell>
          <table:table-cell table:style-name="ce18" office:value-type="string">
            <text:p>:m RES 1*1 / free# JVEMV6 37#28_25 / 37. miscs of miscs / 28. anim.dessin / theme=猫：内蔵,notice=肺は、横向きに配置されている,found=~ / N~</text:p>
          </table:table-cell>
          <table:table-cell table:style-name="ce19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9" table:formula="of:=IF([.E11]=&quot;&quot;;[.C11];CONCATENATE([.C11];&quot; / &quot;;[.E11]))" office:value-type="string" office:string-value=":m RES 1*1 / free# JVEMV6 37#28_25 / 37. miscs of miscs / 28. anim.dessin / theme=猫：内蔵,notice=肺は、横向きに配置されている,found=~ / N~">
            <text:p>:m RES 1*1 / free# JVEMV6 37#28_25 / 37. miscs of miscs / 28. anim.dessin / theme=猫：内蔵,notice=肺は、横向きに配置されている,found=~ / N~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09-14_17-26-11_000.jpg</text:p>
          </table:table-cell>
          <table:table-cell table:style-name="ce18" office:value-type="string">
            <text:p>:m RES 1*1 / free# JVEMV6 37#29.1_1 / 37. miscs of miscs / 29. cats / 1. medical / w:腫瘤（しゅりゅう）,w:腫瘍（しゅよう）,しこり</text:p>
          </table:table-cell>
          <table:table-cell table:style-name="ce17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9" table:formula="of:=IF([.E12]=&quot;&quot;;[.C12];CONCATENATE([.C12];&quot; / &quot;;[.E12]))" office:value-type="string" office:string-value=":m RES 1*1 / free# JVEMV6 37#29.1_1 / 37. miscs of miscs / 29. cats / 1. medical / w:腫瘤（しゅりゅう）,w:腫瘍（しゅよう）,しこり">
            <text:p>:m RES 1*1 / free# JVEMV6 37#29.1_1 / 37. miscs of miscs / 29. cats / 1. medical / w:腫瘤（しゅりゅう）,w:腫瘍（しゅよう）,しこり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09-14_18-01-33_000.jpg</text:p>
          </table:table-cell>
          <table:table-cell table:style-name="ce19" office:value-type="string">
            <text:p>-*</text:p>
          </table:table-cell>
          <table:table-cell table:style-name="ce18"/>
          <table:table-cell table:style-name="ce4"/>
          <table:table-cell table:style-name="ce4" office:value-type="string">
            <text:p>N-35-35-28.518676 E-139-34-49.434814</text:p>
          </table:table-cell>
          <table:table-cell table:style-name="ce39" table:formula="of:=IF([.E13]=&quot;&quot;;[.C13];CONCATENATE([.C13];&quot; / &quot;;[.E13]))" office:value-type="string" office:string-value="-*">
            <text:p>-*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09-14_18-04-54_000.jpg</text:p>
          </table:table-cell>
          <table:table-cell table:style-name="ce19" office:value-type="string">
            <text:p>:bookmemo 1*1 / ページメモ / 『私の中の日本軍』 / 著者=山本七平 / session-31 / p.526 / 第１報、第２報</text:p>
          </table:table-cell>
          <table:table-cell table:style-name="ce19"/>
          <table:table-cell table:style-name="ce4"/>
          <table:table-cell table:style-name="ce4" office:value-type="string">
            <text:p>N-35-35-28.559875 E-139-34-48.995361</text:p>
          </table:table-cell>
          <table:table-cell table:style-name="ce39" table:formula="of:=IF([.E14]=&quot;&quot;;[.C14];CONCATENATE([.C14];&quot; / &quot;;[.E14]))" office:value-type="string" office:string-value=":bookmemo 1*1 / ページメモ / 『私の中の日本軍』 / 著者=山本七平 / session-31 / p.526 / 第１報、第２報">
            <text:p>:bookmemo 1*1 / ページメモ / 『私の中の日本軍』 / 著者=山本七平 / session-31 / p.526 / 第１報、第２報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09-14_19-04-01_000.jpg</text:p>
          </table:table-cell>
          <table:table-cell table:style-name="ce22" office:value-type="string">
            <text:p>:PHOTO 記録 / @自室 / 状態 / 充電器：空調服用 / 充電終了</text:p>
          </table:table-cell>
          <table:table-cell table:style-name="ce17"/>
          <table:table-cell table:style-name="ce4"/>
          <table:table-cell table:style-name="ce4" office:value-type="string">
            <text:p>N-35-35-28.532409 E-139-34-49.489746</text:p>
          </table:table-cell>
          <table:table-cell table:style-name="ce39" table:formula="of:=IF([.E15]=&quot;&quot;;[.C15];CONCATENATE([.C15];&quot; / &quot;;[.E15]))" office:value-type="string" office:string-value=":PHOTO 記録 / @自室 / 状態 / 充電器：空調服用 / 充電終了">
            <text:p>:PHOTO 記録 / @自室 / 状態 / 充電器：空調服用 / 充電終了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09-14_20-39-49_000.jpg</text:p>
          </table:table-cell>
          <table:table-cell table:style-name="ce17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504943 E-139-34-49.489746</text:p>
          </table:table-cell>
          <table:table-cell table:style-name="ce39" table:formula="of:=IF([.E16]=&quot;&quot;;[.C16];CONCATENATE([.C16];&quot; / &quot;;[.E16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0-09-14_21-37-20_000.jpg</text:p>
          </table:table-cell>
          <table:table-cell table:style-name="ce22" office:value-type="string">
            <text:p>:PHOTO 記録 / @自室 / 電池交換 / 目覚まし時計</text:p>
          </table:table-cell>
          <table:table-cell table:style-name="ce19"/>
          <table:table-cell table:style-name="ce4"/>
          <table:table-cell table:style-name="ce4" office:value-type="string">
            <text:p>N-35-35-28.601074 E-139-34-49.105224</text:p>
          </table:table-cell>
          <table:table-cell table:style-name="ce39" table:formula="of:=IF([.E17]=&quot;&quot;;[.C17];CONCATENATE([.C17];&quot; / &quot;;[.E17]))" office:value-type="string" office:string-value=":PHOTO 記録 / @自室 / 電池交換 / 目覚まし時計">
            <text:p>:PHOTO 記録 / @自室 / 電池交換 / 目覚まし時計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0-09-15_05-15-30_000.jpg</text:p>
          </table:table-cell>
          <table:table-cell table:style-name="ce19" office:value-type="string">
            <text:p>:m 東和 PHOTO / 200915tu / 田原町駅 / 元浅草４丁目プロジェクト / １名 / ホクシン設備（田名部組） / 出発時間</text:p>
          </table:table-cell>
          <table:table-cell table:style-name="ce19"/>
          <table:table-cell table:style-name="ce4"/>
          <table:table-cell table:style-name="ce4" office:value-type="string">
            <text:p>N-35-35-28.381347 E-139-34-49.654541</text:p>
          </table:table-cell>
          <table:table-cell table:style-name="ce39" table:formula="of:=IF([.E18]=&quot;&quot;;[.C18];CONCATENATE([.C18];&quot; / &quot;;[.E18]))" office:value-type="string" office:string-value=":m 東和 PHOTO / 200915tu / 田原町駅 / 元浅草４丁目プロジェクト / １名 / ホクシン設備（田名部組） / 出発時間">
            <text:p>:m 東和 PHOTO / 200915tu / 田原町駅 / 元浅草４丁目プロジェクト / １名 / ホクシン設備（田名部組） / 出発時間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0-09-15_06-35-36_000.jpg</text:p>
          </table:table-cell>
          <table:table-cell table:style-name="ce22" office:value-type="string">
            <text:p>:PHOTO 記録しておきたいもの / @田原町駅、東和現場最寄り / 地上へのエレベーター内：操作盤の左右：塗装が剥がれている</text:p>
          </table:table-cell>
          <table:table-cell table:style-name="ce17"/>
          <table:table-cell table:style-name="ce4"/>
          <table:table-cell table:style-name="ce4" office:value-type="string">
            <text:p>N-35-42-36.037902 E-139-47-26.063232</text:p>
          </table:table-cell>
          <table:table-cell table:style-name="ce39" table:formula="of:=IF([.E19]=&quot;&quot;;[.C19];CONCATENATE([.C19];&quot; / &quot;;[.E19]))" office:value-type="string" office:string-value=":PHOTO 記録しておきたいもの / @田原町駅、東和現場最寄り / 地上へのエレベーター内：操作盤の左右：塗装が剥がれている">
            <text:p>:PHOTO 記録しておきたいもの / @田原町駅、東和現場最寄り / 地上へのエレベーター内：操作盤の左右：塗装が剥がれている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0-09-15_06-37-48_000.jpg</text:p>
          </table:table-cell>
          <table:table-cell table:style-name="ce19" office:value-type="string">
            <text:p>:m 東和 PHOTO / 200915tu / 田原町駅 / 元浅草４丁目プロジェクト / １名 / ホクシン設備（田名部組） / 最寄駅：周囲</text:p>
          </table:table-cell>
          <table:table-cell table:style-name="ce18"/>
          <table:table-cell table:style-name="ce4"/>
          <table:table-cell table:style-name="ce4" office:value-type="string">
            <text:p>N-35-42-34.980468 E-139-47-25.733642</text:p>
          </table:table-cell>
          <table:table-cell table:style-name="ce39" table:formula="of:=IF([.E20]=&quot;&quot;;[.C20];CONCATENATE([.C20];&quot; / &quot;;[.E20]))" office:value-type="string" office:string-value=":m 東和 PHOTO / 200915tu / 田原町駅 / 元浅草４丁目プロジェクト / １名 / ホクシン設備（田名部組） / 最寄駅：周囲">
            <text:p>:m 東和 PHOTO / 200915tu / 田原町駅 / 元浅草４丁目プロジェクト / １名 / ホクシン設備（田名部組） / 最寄駅：周囲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0-09-15_06-37-53_000.jpg</text:p>
          </table:table-cell>
          <table:table-cell table:style-name="ce19" office:value-type="string">
            <text:p>:m 東和 PHOTO / 200915tu / 田原町駅 / 元浅草４丁目プロジェクト / １名 / ホクシン設備（田名部組） / 最寄駅：周囲</text:p>
          </table:table-cell>
          <table:table-cell table:style-name="ce19"/>
          <table:table-cell table:style-name="ce4"/>
          <table:table-cell table:style-name="ce4" office:value-type="string">
            <text:p>N-35-42-34.980468 E-139-47-25.733642</text:p>
          </table:table-cell>
          <table:table-cell table:style-name="ce39" table:formula="of:=IF([.E21]=&quot;&quot;;[.C21];CONCATENATE([.C21];&quot; / &quot;;[.E21]))" office:value-type="string" office:string-value=":m 東和 PHOTO / 200915tu / 田原町駅 / 元浅草４丁目プロジェクト / １名 / ホクシン設備（田名部組） / 最寄駅：周囲">
            <text:p>:m 東和 PHOTO / 200915tu / 田原町駅 / 元浅草４丁目プロジェクト / １名 / ホクシン設備（田名部組） / 最寄駅：周囲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0-09-15_06-38-03_000.jpg</text:p>
          </table:table-cell>
          <table:table-cell table:style-name="ce19" office:value-type="string">
            <text:p>:m 東和 PHOTO / 200915tu / 田原町駅 / 元浅草４丁目プロジェクト / １名 / ホクシン設備（田名部組） / 最寄駅：周囲</text:p>
          </table:table-cell>
          <table:table-cell table:style-name="ce19"/>
          <table:table-cell table:style-name="ce4"/>
          <table:table-cell table:style-name="ce4" office:value-type="string">
            <text:p>N-35-42-34.980468 E-139-47-25.733642</text:p>
          </table:table-cell>
          <table:table-cell table:style-name="ce39" table:formula="of:=IF([.E22]=&quot;&quot;;[.C22];CONCATENATE([.C22];&quot; / &quot;;[.E22]))" office:value-type="string" office:string-value=":m 東和 PHOTO / 200915tu / 田原町駅 / 元浅草４丁目プロジェクト / １名 / ホクシン設備（田名部組） / 最寄駅：周囲">
            <text:p>:m 東和 PHOTO / 200915tu / 田原町駅 / 元浅草４丁目プロジェクト / １名 / ホクシン設備（田名部組） / 最寄駅：周囲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0-09-15_06-54-29_000.jpg</text:p>
          </table:table-cell>
          <table:table-cell table:style-name="ce22" office:value-type="string">
            <text:p>:PHOTO 記録しておきたいもの / @田原町駅、東和現場近く / 飲食店：掲示物：「残さず食べきろう」</text:p>
          </table:table-cell>
          <table:table-cell table:style-name="ce16"/>
          <table:table-cell table:style-name="ce4"/>
          <table:table-cell table:style-name="ce4" office:value-type="string">
            <text:p>N-35-42-35.145263 E-139-47-14.197998</text:p>
          </table:table-cell>
          <table:table-cell table:style-name="ce39" table:formula="of:=IF([.E23]=&quot;&quot;;[.C23];CONCATENATE([.C23];&quot; / &quot;;[.E23]))" office:value-type="string" office:string-value=":PHOTO 記録しておきたいもの / @田原町駅、東和現場近く / 飲食店：掲示物：「残さず食べきろう」">
            <text:p>:PHOTO 記録しておきたいもの / @田原町駅、東和現場近く / 飲食店：掲示物：「残さず食べきろう」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0-09-15_06-56-58_000.jpg</text:p>
          </table:table-cell>
          <table:table-cell table:style-name="ce22" office:value-type="string">
            <text:p>:PHOTO 記録しておきたいもの / @田原町駅、東和現場近く / 店舗：理容：ショーウインドウ：馬車の金具細工</text:p>
          </table:table-cell>
          <table:table-cell table:style-name="ce4"/>
          <table:table-cell table:style-name="ce4"/>
          <table:table-cell table:style-name="ce4" office:value-type="string">
            <text:p>N-35-42-35.200195 E-139-47-10.737304</text:p>
          </table:table-cell>
          <table:table-cell table:style-name="ce39" table:formula="of:=IF([.E24]=&quot;&quot;;[.C24];CONCATENATE([.C24];&quot; / &quot;;[.E24]))" office:value-type="string" office:string-value=":PHOTO 記録しておきたいもの / @田原町駅、東和現場近く / 店舗：理容：ショーウインドウ：馬車の金具細工">
            <text:p>:PHOTO 記録しておきたいもの / @田原町駅、東和現場近く / 店舗：理容：ショーウインドウ：馬車の金具細工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4" office:value-type="string">
            <text:p>2020-09-15_06-57-12_000.jpg</text:p>
          </table:table-cell>
          <table:table-cell table:style-name="ce19" office:value-type="string">
            <text:p>:m 東和 PHOTO / 200915tu / 田原町駅 / 元浅草４丁目プロジェクト / １名 / ホクシン設備（田名部組） / 現場状況</text:p>
          </table:table-cell>
          <table:table-cell table:style-name="ce4"/>
          <table:table-cell table:style-name="ce4"/>
          <table:table-cell table:style-name="ce4" office:value-type="string">
            <text:p>N-35-42-35.200195 E-139-47-10.737304</text:p>
          </table:table-cell>
          <table:table-cell table:style-name="ce39" table:formula="of:=IF([.E25]=&quot;&quot;;[.C25];CONCATENATE([.C25];&quot; / &quot;;[.E25]))" office:value-type="string" office:string-value=":m 東和 PHOTO / 200915tu / 田原町駅 / 元浅草４丁目プロジェクト / １名 / ホクシン設備（田名部組） / 現場状況">
            <text:p>:m 東和 PHOTO / 200915tu / 田原町駅 / 元浅草４丁目プロジェクト / １名 / ホクシン設備（田名部組） / 現場状況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4" office:value-type="string">
            <text:p>2020-09-15_06-57-13_000.jpg</text:p>
          </table:table-cell>
          <table:table-cell table:style-name="ce19" office:value-type="string">
            <text:p>:m 東和 PHOTO / 200915tu / 田原町駅 / 元浅草４丁目プロジェクト / １名 / ホクシン設備（田名部組） / 現場状況</text:p>
          </table:table-cell>
          <table:table-cell table:style-name="ce18"/>
          <table:table-cell table:style-name="ce4"/>
          <table:table-cell table:style-name="ce4" office:value-type="string">
            <text:p>N-35-42-35.200195 E-139-47-10.737304</text:p>
          </table:table-cell>
          <table:table-cell table:style-name="ce39" table:formula="of:=IF([.E26]=&quot;&quot;;[.C26];CONCATENATE([.C26];&quot; / &quot;;[.E26]))" office:value-type="string" office:string-value=":m 東和 PHOTO / 200915tu / 田原町駅 / 元浅草４丁目プロジェクト / １名 / ホクシン設備（田名部組） / 現場状況">
            <text:p>:m 東和 PHOTO / 200915tu / 田原町駅 / 元浅草４丁目プロジェクト / １名 / ホクシン設備（田名部組） / 現場状況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4" office:value-type="string">
            <text:p>2020-09-15_06-57-22_000.jpg</text:p>
          </table:table-cell>
          <table:table-cell table:style-name="ce19" office:value-type="string">
            <text:p>:m 東和 PHOTO / 200915tu / 田原町駅 / 元浅草４丁目プロジェクト / １名 / ホクシン設備（田名部組） / 現場状況</text:p>
          </table:table-cell>
          <table:table-cell table:style-name="ce19"/>
          <table:table-cell table:style-name="ce4"/>
          <table:table-cell table:style-name="ce4" office:value-type="string">
            <text:p>N-35-42-35.200195 E-139-47-10.737304</text:p>
          </table:table-cell>
          <table:table-cell table:style-name="ce39" table:formula="of:=IF([.E27]=&quot;&quot;;[.C27];CONCATENATE([.C27];&quot; / &quot;;[.E27]))" office:value-type="string" office:string-value=":m 東和 PHOTO / 200915tu / 田原町駅 / 元浅草４丁目プロジェクト / １名 / ホクシン設備（田名部組） / 現場状況">
            <text:p>:m 東和 PHOTO / 200915tu / 田原町駅 / 元浅草４丁目プロジェクト / １名 / ホクシン設備（田名部組） / 現場状況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4" office:value-type="string">
            <text:p>2020-09-15_06-57-26_000.jpg</text:p>
          </table:table-cell>
          <table:table-cell table:style-name="ce19" office:value-type="string">
            <text:p>:m 東和 PHOTO / 200915tu / 田原町駅 / 元浅草４丁目プロジェクト / １名 / ホクシン設備（田名部組） / 現場状況</text:p>
          </table:table-cell>
          <table:table-cell table:style-name="ce18"/>
          <table:table-cell table:style-name="ce4"/>
          <table:table-cell table:style-name="ce4" office:value-type="string">
            <text:p>N-35-42-34.321289 E-139-47-10.737304</text:p>
          </table:table-cell>
          <table:table-cell table:style-name="ce39" table:formula="of:=IF([.E28]=&quot;&quot;;[.C28];CONCATENATE([.C28];&quot; / &quot;;[.E28]))" office:value-type="string" office:string-value=":m 東和 PHOTO / 200915tu / 田原町駅 / 元浅草４丁目プロジェクト / １名 / ホクシン設備（田名部組） / 現場状況">
            <text:p>:m 東和 PHOTO / 200915tu / 田原町駅 / 元浅草４丁目プロジェクト / １名 / ホクシン設備（田名部組） / 現場状況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4" office:value-type="string">
            <text:p>2020-09-15_06-57-33_000.jpg</text:p>
          </table:table-cell>
          <table:table-cell table:style-name="ce19" office:value-type="string">
            <text:p>:m 東和 PHOTO / 200915tu / 田原町駅 / 元浅草４丁目プロジェクト / １名 / ホクシン設備（田名部組） / 現場状況</text:p>
          </table:table-cell>
          <table:table-cell table:style-name="ce8"/>
          <table:table-cell table:style-name="ce4"/>
          <table:table-cell table:style-name="ce4" office:value-type="string">
            <text:p>N-35-42-34.321289 E-139-47-10.737304</text:p>
          </table:table-cell>
          <table:table-cell table:style-name="ce39" table:formula="of:=IF([.E29]=&quot;&quot;;[.C29];CONCATENATE([.C29];&quot; / &quot;;[.E29]))" office:value-type="string" office:string-value=":m 東和 PHOTO / 200915tu / 田原町駅 / 元浅草４丁目プロジェクト / １名 / ホクシン設備（田名部組） / 現場状況">
            <text:p>:m 東和 PHOTO / 200915tu / 田原町駅 / 元浅草４丁目プロジェクト / １名 / ホクシン設備（田名部組） / 現場状況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2020-09-15_17-07-38_000.jpg</text:p>
          </table:table-cell>
          <table:table-cell table:style-name="ce8" office:value-type="string">
            <text:p>:m 食べた物　間食 / インスタントラーメン；袋入り：「昔ながらの」</text:p>
          </table:table-cell>
          <table:table-cell table:style-name="ce17"/>
          <table:table-cell table:style-name="ce4"/>
          <table:table-cell table:style-name="ce4" office:value-type="string">
            <text:p>N-35-35-28.532409 E-139-34-49.434814</text:p>
          </table:table-cell>
          <table:table-cell table:style-name="ce39" table:formula="of:=IF([.E30]=&quot;&quot;;[.C30];CONCATENATE([.C30];&quot; / &quot;;[.E30]))" office:value-type="string" office:string-value=":m 食べた物　間食 / インスタントラーメン；袋入り：「昔ながらの」">
            <text:p>:m 食べた物　間食 / インスタントラーメン；袋入り：「昔ながらの」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4" office:value-type="string">
            <text:p>2020-09-15_19-03-33_000.jpg</text:p>
          </table:table-cell>
          <table:table-cell table:style-name="ce19" office:value-type="string">
            <text:p>:m 東和 PHOTO / 200915tu / 田原町駅 / 元浅草４丁目プロジェクト / １名 / ホクシン設備（田名部組） / 日報</text:p>
          </table:table-cell>
          <table:table-cell table:style-name="ce18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9" table:formula="of:=IF([.E31]=&quot;&quot;;[.C31];CONCATENATE([.C31];&quot; / &quot;;[.E31]))" office:value-type="string" office:string-value=":m 東和 PHOTO / 200915tu / 田原町駅 / 元浅草４丁目プロジェクト / １名 / ホクシン設備（田名部組） / 日報">
            <text:p>:m 東和 PHOTO / 200915tu / 田原町駅 / 元浅草４丁目プロジェクト / １名 / ホクシン設備（田名部組） / 日報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4" office:value-type="string">
            <text:p>2020-09-15_20-43-15_000.jpg</text:p>
          </table:table-cell>
          <table:table-cell table:style-name="ce18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49121 E-139-34-49.544677</text:p>
          </table:table-cell>
          <table:table-cell table:style-name="ce39" table:formula="of:=IF([.E32]=&quot;&quot;;[.C32];CONCATENATE([.C32];&quot; / &quot;;[.E32]))" office:value-type="string" office:string-value=":m 食べた物">
            <text:p>:m 食べた物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4" office:value-type="string">
            <text:p>2020-09-15_23-20-56_000.jpg</text:p>
          </table:table-cell>
          <table:table-cell table:style-name="ce19" office:value-type="string">
            <text:p>:m 記録 / お酒</text:p>
          </table:table-cell>
          <table:table-cell table:style-name="ce4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9" table:formula="of:=IF([.E33]=&quot;&quot;;[.C33];CONCATENATE([.C33];&quot; / &quot;;[.E33]))" office:value-type="string" office:string-value=":m 記録 / お酒">
            <text:p>:m 記録 / お酒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4" office:value-type="string">
            <text:p>2020-09-15_23-23-38_000.jpg</text:p>
          </table:table-cell>
          <table:table-cell table:style-name="ce8" office:value-type="string">
            <text:p>:m 記録 / お酒</text:p>
          </table:table-cell>
          <table:table-cell table:style-name="ce4"/>
          <table:table-cell table:style-name="ce4"/>
          <table:table-cell table:style-name="ce4" office:value-type="string">
            <text:p>N-35-35-28.49121 E-139-34-49.544677</text:p>
          </table:table-cell>
          <table:table-cell table:style-name="ce39" table:formula="of:=IF([.E34]=&quot;&quot;;[.C34];CONCATENATE([.C34];&quot; / &quot;;[.E34]))" office:value-type="string" office:string-value=":m 記録 / お酒">
            <text:p>:m 記録 / お酒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4" office:value-type="string">
            <text:p>2020-09-15_23-30-42_000.jpg</text:p>
          </table:table-cell>
          <table:table-cell table:style-name="ce8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9" table:formula="of:=IF([.E35]=&quot;&quot;;[.C35];CONCATENATE([.C35];&quot; / &quot;;[.E35]))" office:value-type="string" office:string-value=":m 記録 / お酒">
            <text:p>:m 記録 / お酒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4" office:value-type="string">
            <text:p>2020-09-15_23-39-47_000.jpg</text:p>
          </table:table-cell>
          <table:table-cell table:style-name="ce8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504943 E-139-34-49.544677</text:p>
          </table:table-cell>
          <table:table-cell table:style-name="ce39" table:formula="of:=IF([.E36]=&quot;&quot;;[.C36];CONCATENATE([.C36];&quot; / &quot;;[.E36]))" office:value-type="string" office:string-value=":m 記録 / お酒">
            <text:p>:m 記録 / お酒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4" office:value-type="string">
            <text:p>2020-09-15_23-51-24_000.jpg</text:p>
          </table:table-cell>
          <table:table-cell table:style-name="ce8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504943 E-139-34-49.544677</text:p>
          </table:table-cell>
          <table:table-cell table:style-name="ce39" table:formula="of:=IF([.E37]=&quot;&quot;;[.C37];CONCATENATE([.C37];&quot; / &quot;;[.E37]))" office:value-type="string" office:string-value=":m 記録 / お酒">
            <text:p>:m 記録 / お酒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4" office:value-type="string">
            <text:p>2020-09-16_00-23-15_000.jpg</text:p>
          </table:table-cell>
          <table:table-cell table:style-name="ce8" office:value-type="string">
            <text:p>:m 記録 / お酒</text:p>
          </table:table-cell>
          <table:table-cell table:style-name="ce4"/>
          <table:table-cell table:style-name="ce4"/>
          <table:table-cell table:style-name="ce4" office:value-type="string">
            <text:p>N-35-35-28.518676 E-139-34-49.050292</text:p>
          </table:table-cell>
          <table:table-cell table:style-name="ce39" table:formula="of:=IF([.E38]=&quot;&quot;;[.C38];CONCATENATE([.C38];&quot; / &quot;;[.E38]))" office:value-type="string" office:string-value=":m 記録 / お酒">
            <text:p>:m 記録 / お酒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4" office:value-type="string">
            <text:p>2020-09-16_01-13-07_000.jpg</text:p>
          </table:table-cell>
          <table:table-cell table:style-name="ce18" office:value-type="string">
            <text:p>:m :PHOTO 寝た時刻 / 2020 / オナニー 1:30</text:p>
          </table:table-cell>
          <table:table-cell table:style-name="ce30"/>
          <table:table-cell table:style-name="ce4"/>
          <table:table-cell table:style-name="ce4" office:value-type="string">
            <text:p>N-35-35-28.504943 E-139-34-49.324951</text:p>
          </table:table-cell>
          <table:table-cell table:style-name="ce39" table:formula="of:=IF([.E39]=&quot;&quot;;[.C39];CONCATENATE([.C39];&quot; / &quot;;[.E39]))" office:value-type="string" office:string-value=":m :PHOTO 寝た時刻 / 2020 / オナニー 1:30">
            <text:p>:m :PHOTO 寝た時刻 / 2020 / オナニー 1:3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4" office:value-type="string">
            <text:p>2020-09-16_07-44-45_000.jpg</text:p>
          </table:table-cell>
          <table:table-cell table:style-name="ce19" office:value-type="string">
            <text:p>:m :PHOTO 起きた時刻 / 2020</text:p>
          </table:table-cell>
          <table:table-cell table:style-name="ce16"/>
          <table:table-cell table:style-name="ce4"/>
          <table:table-cell table:style-name="ce4" office:value-type="string">
            <text:p>N-35-35-28.559875 E-139-34-49.324951</text:p>
          </table:table-cell>
          <table:table-cell table:style-name="ce39" table:formula="of:=IF([.E40]=&quot;&quot;;[.C40];CONCATENATE([.C40];&quot; / &quot;;[.E40]))" office:value-type="string" office:string-value=":m :PHOTO 起きた時刻 / 2020">
            <text:p>:m :PHOTO 起きた時刻 / 202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4" office:value-type="string">
            <text:p>2020-09-16_08-56-51_000.jpg</text:p>
          </table:table-cell>
          <table:table-cell table:style-name="ce8" office:value-type="string">
            <text:p>:m 飲酒 / 感想 / 「スーッと飲める日本酒」＋麦焼酎 || :m :lets / action activity / やること / 七平さんの仕事：引き継ごう</text:p>
          </table:table-cell>
          <table:table-cell table:style-name="ce30"/>
          <table:table-cell table:style-name="ce4"/>
          <table:table-cell table:style-name="ce4" office:value-type="string">
            <text:p>N-35-35-28.532409 E-139-34-49.489746</text:p>
          </table:table-cell>
          <table:table-cell table:style-name="ce39" table:formula="of:=IF([.E41]=&quot;&quot;;[.C41];CONCATENATE([.C41];&quot; / &quot;;[.E41]))" office:value-type="string" office:string-value=":m 飲酒 / 感想 / 「スーッと飲める日本酒」＋麦焼酎 || :m :lets / action activity / やること / 七平さんの仕事：引き継ごう">
            <text:p>:m 飲酒 / 感想 / 「スーッと飲める日本酒」＋麦焼酎 || :m :lets / action activity / やること / 七平さんの仕事：引き継ごう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09-14_15-12-00_000.mp4</text:p>
          </table:table-cell>
          <table:table-cell table:style-name="ce8" office:value-type="string">
            <text:p>:VIDEO / @自室 / 記録 / knoten / 実演,perform / n-2020-0914-1 / knot=巻き結び(clove-hitch),for=how-to-tie:method-1;method-2</text:p>
          </table:table-cell>
          <table:table-cell table:style-name="ce4"/>
          <table:table-cell table:style-name="ce4"/>
          <table:table-cell table:style-name="ce4"/>
          <table:table-cell table:style-name="ce39" table:formula="of:=IF([.E42]=&quot;&quot;;[.C42];CONCATENATE([.C42];&quot; / &quot;;[.E42]))" office:value-type="string" office:string-value=":VIDEO / @自室 / 記録 / knoten / 実演,perform / n-2020-0914-1 / knot=巻き結び(clove-hitch),for=how-to-tie:method-1;method-2">
            <text:p>:VIDEO / @自室 / 記録 / knoten / 実演,perform / n-2020-0914-1 / knot=巻き結び(clove-hitch),for=how-to-tie:method-1;method-2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9-14_18-22-55_000.mid</text:p>
          </table:table-cell>
          <table:table-cell table:style-name="ce25" office:value-type="string">
            <text:p>:in-mid / app=perfect-piano / 演奏、play / id-2020-0914-1 / category=melody,inst=flute,for=excercise</text:p>
          </table:table-cell>
          <table:table-cell table:style-name="ce4"/>
          <table:table-cell table:style-name="ce4"/>
          <table:table-cell table:style-name="ce4"/>
          <table:table-cell table:style-name="ce39" table:formula="of:=IF([.E43]=&quot;&quot;;[.C43];CONCATENATE([.C43];&quot; / &quot;;[.E43]))" office:value-type="string" office:string-value=":in-mid / app=perfect-piano / 演奏、play / id-2020-0914-1 / category=melody,inst=flute,for=excercise">
            <text:p>:in-mid / app=perfect-piano / 演奏、play / id-2020-0914-1 / category=melody,inst=flute,for=excercise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9-14_19-58-44_000.mid</text:p>
          </table:table-cell>
          <table:table-cell table:style-name="ce25" office:value-type="string">
            <text:p>:in-mid / app=perfect-piano / 演奏、play / id-2020-0914-2 / category=melody,inst=piano</text:p>
          </table:table-cell>
          <table:table-cell table:style-name="ce4"/>
          <table:table-cell table:style-name="ce4"/>
          <table:table-cell table:style-name="ce4"/>
          <table:table-cell table:style-name="ce39" table:formula="of:=IF([.E44]=&quot;&quot;;[.C44];CONCATENATE([.C44];&quot; / &quot;;[.E44]))" office:value-type="string" office:string-value=":in-mid / app=perfect-piano / 演奏、play / id-2020-0914-2 / category=melody,inst=piano">
            <text:p>:in-mid / app=perfect-piano / 演奏、play / id-2020-0914-2 / category=melody,inst=piano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9-15_05-53-48_000.mid</text:p>
          </table:table-cell>
          <table:table-cell table:style-name="ce25" office:value-type="string">
            <text:p>:in-mid / app=perfect-piano / 演奏、play / id-2020-0915-1 / category=melody,inst=flute</text:p>
          </table:table-cell>
          <table:table-cell table:style-name="ce4"/>
          <table:table-cell table:style-name="ce4"/>
          <table:table-cell table:style-name="ce4"/>
          <table:table-cell table:style-name="ce39" table:formula="of:=IF([.E45]=&quot;&quot;;[.C45];CONCATENATE([.C45];&quot; / &quot;;[.E45]))" office:value-type="string" office:string-value=":in-mid / app=perfect-piano / 演奏、play / id-2020-0915-1 / category=melody,inst=flute">
            <text:p>:in-mid / app=perfect-piano / 演奏、play / id-2020-0915-1 / category=melody,inst=flute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9-15_23-18-21_000.mid</text:p>
          </table:table-cell>
          <table:table-cell table:style-name="ce25" office:value-type="string">
            <text:p>:in-mid / app=perfect-piano / 演奏、play / id-2020-0915-2 / category=melody,inst=piano</text:p>
          </table:table-cell>
          <table:table-cell table:style-name="ce4"/>
          <table:table-cell table:style-name="ce4"/>
          <table:table-cell table:style-name="ce4"/>
          <table:table-cell table:style-name="ce39" table:formula="of:=IF([.E46]=&quot;&quot;;[.C46];CONCATENATE([.C46];&quot; / &quot;;[.E46]))" office:value-type="string" office:string-value=":in-mid / app=perfect-piano / 演奏、play / id-2020-0915-2 / category=melody,inst=piano">
            <text:p>:in-mid / app=perfect-piano / 演奏、play / id-2020-0915-2 / category=melody,inst=piano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7]=&quot;&quot;;[.C47];CONCATENATE([.C47];&quot; / &quot;;[.E4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8]=&quot;&quot;;[.C48];CONCATENATE([.C48];&quot; / &quot;;[.E4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9]=&quot;&quot;;[.C49];CONCATENATE([.C49];&quot; / &quot;;[.E4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50]=&quot;&quot;;[.C50];CONCATENATE([.C50];&quot; / &quot;;[.E5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1]=&quot;&quot;;[.C51];CONCATENATE([.C51];&quot; / &quot;;[.E5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2]=&quot;&quot;;[.C52];CONCATENATE([.C52];&quot; / &quot;;[.E5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0"/>
          <table:table-cell table:style-name="ce4"/>
          <table:table-cell table:style-name="ce4"/>
          <table:table-cell table:style-name="ce39" table:formula="of:=IF([.E53]=&quot;&quot;;[.C53];CONCATENATE([.C53];&quot; / &quot;;[.E5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4]=&quot;&quot;;[.C54];CONCATENATE([.C54];&quot; / &quot;;[.E5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30"/>
          <table:table-cell table:style-name="ce4"/>
          <table:table-cell table:style-name="ce4"/>
          <table:table-cell table:style-name="ce39" table:formula="of:=IF([.E55]=&quot;&quot;;[.C55];CONCATENATE([.C55];&quot; / &quot;;[.E5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0"/>
          <table:table-cell table:style-name="ce4"/>
          <table:table-cell table:style-name="ce4"/>
          <table:table-cell table:style-name="ce39" table:formula="of:=IF([.E56]=&quot;&quot;;[.C56];CONCATENATE([.C56];&quot; / &quot;;[.E5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7]=&quot;&quot;;[.C57];CONCATENATE([.C57];&quot; / &quot;;[.E5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8]=&quot;&quot;;[.C58];CONCATENATE([.C58];&quot; / &quot;;[.E5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0"/>
          <table:table-cell table:style-name="ce4"/>
          <table:table-cell table:style-name="ce4"/>
          <table:table-cell table:style-name="ce39" table:formula="of:=IF([.E59]=&quot;&quot;;[.C59];CONCATENATE([.C59];&quot; / &quot;;[.E5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0]=&quot;&quot;;[.C60];CONCATENATE([.C60];&quot; / &quot;;[.E6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1]=&quot;&quot;;[.C61];CONCATENATE([.C61];&quot; / &quot;;[.E6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2]=&quot;&quot;;[.C62];CONCATENATE([.C62];&quot; / &quot;;[.E6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3]=&quot;&quot;;[.C63];CONCATENATE([.C63];&quot; / &quot;;[.E6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4]=&quot;&quot;;[.C64];CONCATENATE([.C64];&quot; / &quot;;[.E6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5]=&quot;&quot;;[.C65];CONCATENATE([.C65];&quot; / &quot;;[.E6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6]=&quot;&quot;;[.C66];CONCATENATE([.C66];&quot; / &quot;;[.E6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7]=&quot;&quot;;[.C67];CONCATENATE([.C67];&quot; / &quot;;[.E6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8]=&quot;&quot;;[.C68];CONCATENATE([.C68];&quot; / &quot;;[.E6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9]=&quot;&quot;;[.C69];CONCATENATE([.C69];&quot; / &quot;;[.E6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0]=&quot;&quot;;[.C70];CONCATENATE([.C70];&quot; / &quot;;[.E7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9" table:formula="of:=IF([.E71]=&quot;&quot;;[.C71];CONCATENATE([.C71];&quot; / &quot;;[.E7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9" table:formula="of:=IF([.E72]=&quot;&quot;;[.C72];CONCATENATE([.C72];&quot; / &quot;;[.E72]))" office:value-type="string" office:string-value="-*">
            <text:p>-*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3]=&quot;&quot;;[.C73];CONCATENATE([.C73];&quot; / &quot;;[.E7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4]=&quot;&quot;;[.C74];CONCATENATE([.C74];&quot; / &quot;;[.E7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5]=&quot;&quot;;[.C75];CONCATENATE([.C75];&quot; / &quot;;[.E7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6]=&quot;&quot;;[.C76];CONCATENATE([.C76];&quot; / &quot;;[.E7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7]=&quot;&quot;;[.C77];CONCATENATE([.C77];&quot; / &quot;;[.E7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8]=&quot;&quot;;[.C78];CONCATENATE([.C78];&quot; / &quot;;[.E7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9]=&quot;&quot;;[.C79];CONCATENATE([.C79];&quot; / &quot;;[.E7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80]=&quot;&quot;;[.C80];CONCATENATE([.C80];&quot; / &quot;;[.E8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1]=&quot;&quot;;[.C81];CONCATENATE([.C81];&quot; / &quot;;[.E8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2]=&quot;&quot;;[.C82];CONCATENATE([.C82];&quot; / &quot;;[.E8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3]=&quot;&quot;;[.C83];CONCATENATE([.C83];&quot; / &quot;;[.E8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4]=&quot;&quot;;[.C84];CONCATENATE([.C84];&quot; / &quot;;[.E8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5]=&quot;&quot;;[.C85];CONCATENATE([.C85];&quot; / &quot;;[.E8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6]=&quot;&quot;;[.C86];CONCATENATE([.C86];&quot; / &quot;;[.E8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3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1"/>
          <table:table-cell table:number-columns-repeated="3"/>
          <table:table-cell table:style-name="ce3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3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3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4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4" table:formula="of:=COUNTIF([.$C$2:.$C71];&quot;-\*&quot;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4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4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4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4" table:formula="of:=COUNTIF([.$C$2:.$C29];[.B3003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4" table:formula="of:=COUNTIF([.$C$2:.$C29];[.B3003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4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09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09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091X-X / category=melody,inst=piano,fo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09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4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5473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6">2020/09/16</text:date>, <text:time>11:06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9-16T11:06:00.26</dc:date>
    <dc:creator>iwabuchi ken</dc:creator>
    <meta:editing-duration>P25DT12H27M36S</meta:editing-duration>
    <meta:editing-cycles>9668</meta:editing-cycles>
    <meta:document-statistic meta:table-count="1" meta:cell-count="543" meta:object-count="0"/>
  </office:meta>
</office:document-meta>
</file>